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71:10 h</text:p>
          </table:table-cell>
          <table:table-cell office:value-type="string" table:style-name="ce7">
            <text:p>87:35 h</text:p>
          </table:table-cell>
          <table:table-cell office:value-type="string" table:style-name="ce25">
            <text:p>-16.8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58:15 h</text:p>
          </table:table-cell>
          <table:table-cell office:value-type="string" table:style-name="ce27">
            <text:p>80:05 h</text:p>
          </table:table-cell>
          <table:table-cell office:value-type="string" table:style-name="ce25">
            <text:p>-17.79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27">
            <text:p>75:45 h</text:p>
          </table:table-cell>
          <table:table-cell office:value-type="string" table:style-name="ce27">
            <text:p>103:30 h</text:p>
          </table:table-cell>
          <table:table-cell office:value-type="string" table:style-name="ce25">
            <text:p>-21.69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27">
            <text:p>59:10 h</text:p>
          </table:table-cell>
          <table:table-cell office:value-type="string" table:style-name="ce27">
            <text:p>71:30 h</text:p>
          </table:table-cell>
          <table:table-cell office:value-type="string" table:style-name="ce25">
            <text:p>-22.07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Font creation + misc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3h</text:p>
          </table:table-cell>
          <table:table-cell office:value-type="string" table:style-name="ce18">
            <text:p>4:30h</text:p>
          </table:table-cell>
          <table:table-cell office:value-type="date" office:date-value="2019-05-27T00:00:00" table:style-name="ce19">
            <text:p>27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Fonts / Logic / Animation / Misc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5h</text:p>
          </table:table-cell>
          <table:table-cell office:value-type="string" table:style-name="ce18">
            <text:p>5h</text:p>
          </table:table-cell>
          <table:table-cell office:value-type="date" office:date-value="2019-05-28T00:00:00" table:style-name="ce19">
            <text:p>28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Ending Fonts / sfx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5h</text:p>
          </table:table-cell>
          <table:table-cell office:value-type="string" table:style-name="ce18">
            <text:p>4:30h</text:p>
          </table:table-cell>
          <table:table-cell office:value-type="date" office:date-value="2019-05-29T00:00:00" table:style-name="ce19">
            <text:p>29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Messing with fonts / sfx / endingbattle /startbattle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5h</text:p>
          </table:table-cell>
          <table:table-cell office:value-type="string" table:style-name="ce18">
            <text:p>4:30h</text:p>
          </table:table-cell>
          <table:table-cell office:value-type="date" office:date-value="2019-05-30T00:00:00" table:style-name="ce19">
            <text:p>30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Dhalsim animation, levitation logic, win pose logic</text:p>
          </table:table-cell>
          <table:table-cell office:value-type="string" table:style-name="ce20">
            <text:p>Adrià</text:p>
          </table:table-cell>
          <table:table-cell office:value-type="string" table:style-name="ce20">
            <text:p>4h</text:p>
          </table:table-cell>
          <table:table-cell office:value-type="string" table:style-name="ce20">
            <text:p>4:30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Fixed multiple font issues both in code and in spritesheet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4h</text:p>
          </table:table-cell>
          <table:table-cell office:value-type="string" table:style-name="ce18">
            <text:p>4h</text:p>
          </table:table-cell>
          <table:table-cell office:value-type="date" office:date-value="2019-06-01T00:00:00" table:style-name="ce19">
            <text:p>01/06/19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Misic stuff (mostly helping and fixing TODO bugs)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4:30h</text:p>
          </table:table-cell>
          <table:table-cell office:value-type="string" table:style-name="ce18">
            <text:p>4h</text:p>
          </table:table-cell>
          <table:table-cell office:value-type="date" office:date-value="2019-06-02T00:00:00" table:style-name="ce19">
            <text:p>02/06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Fixed a couple font issues in debug function</text:p>
          </table:table-cell>
          <table:table-cell office:value-type="string" table:style-name="ce18">
            <text:p>Adrià</text:p>
          </table:table-cell>
          <table:table-cell office:value-type="string" table:style-name="ce18">
            <text:p>1:30h</text:p>
          </table:table-cell>
          <table:table-cell office:value-type="string" table:style-name="ce18">
            <text:p>1:30h</text:p>
          </table:table-cell>
          <table:table-cell office:value-type="date" office:date-value="2019-06-03T00:00:00" table:style-name="ce19">
            <text:p>03/06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4">
            <text:p>Dhalsim animations timer fix</text:p>
          </table:table-cell>
          <table:table-cell office:value-type="string" table:style-name="ce24">
            <text:p>Ferran</text:p>
          </table:table-cell>
          <table:table-cell office:value-type="string" table:style-name="ce24">
            <text:p>4 h</text:p>
          </table:table-cell>
          <table:table-cell office:value-type="string" table:style-name="ce24">
            <text:p>5 h</text:p>
          </table:table-cell>
          <table:table-cell office:value-type="date" office:date-value="2019-05-29T00:00:00" table:style-name="ce26">
            <text:p>29/05/19</text:p>
          </table:table-cell>
          <table:table-cell office:value-type="string" table:style-name="ce17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Put grab animation in spritesheets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1h</text:p>
          </table:table-cell>
          <table:table-cell office:value-type="string" table:style-name="ce18">
            <text:p>0:30 h</text:p>
          </table:table-cell>
          <table:table-cell office:value-type="date" office:date-value="2019-05-28T00:00:00" table:style-name="ce19">
            <text:p>28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Yoga flame reprogramming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1 h</text:p>
          </table:table-cell>
          <table:table-cell office:value-type="string" table:style-name="ce18">
            <text:p>2:15 h</text:p>
          </table:table-cell>
          <table:table-cell office:value-type="date" office:date-value="2019-05-31T00:00:00" table:style-name="ce19">
            <text:p>31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audio when hitting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0:45 h</text:p>
          </table:table-cell>
          <table:table-cell office:value-type="string" table:style-name="ce18">
            <text:p>4 h</text:p>
          </table:table-cell>
          <table:table-cell office:value-type="date" office:date-value="2019-05-30T00:00:00" table:style-name="ce19">
            <text:p>30/05/19</text:p>
          </table:table-cell>
          <table:table-cell office:value-type="string" table:style-name="ce18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Crouching kick movement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0:30 h</text:p>
          </table:table-cell>
          <table:table-cell office:value-type="string" table:style-name="ce20">
            <text:p>0:50 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18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Yoga fire resize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0:20 h</text:p>
          </table:table-cell>
          <table:table-cell office:value-type="string" table:style-name="ce18">
            <text:p>0:30 h</text:p>
          </table:table-cell>
          <table:table-cell office:value-type="date" office:date-value="2019-05-31T00:00:00" table:style-name="ce23">
            <text:p>31/05/2019</text:p>
          </table:table-cell>
          <table:table-cell office:value-type="string" table:style-name="ce18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Yoga fire and flame sound added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1:30 h</text:p>
          </table:table-cell>
          <table:table-cell office:value-type="string" table:style-name="ce18">
            <text:p>3:20 h</text:p>
          </table:table-cell>
          <table:table-cell office:value-type="date" office:date-value="2019-06-01T00:00:00" table:style-name="ce19">
            <text:p>01/06/19</text:p>
          </table:table-cell>
          <table:table-cell office:value-type="string" table:style-name="ce18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Turning animation added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0:40 h</text:p>
          </table:table-cell>
          <table:table-cell office:value-type="string" table:style-name="ce18">
            <text:p>0:50 h</text:p>
          </table:table-cell>
          <table:table-cell office:value-type="date" office:date-value="2019-06-02T00:00:00" table:style-name="ce19">
            <text:p>02/06/19</text:p>
          </table:table-cell>
          <table:table-cell office:value-type="string" table:style-name="ce28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ttacking particles added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5 h</text:p>
          </table:table-cell>
          <table:table-cell office:value-type="string" table:style-name="ce18">
            <text:p>13 h</text:p>
          </table:table-cell>
          <table:table-cell office:value-type="date" office:date-value="2019-06-07T00:00:00" table:style-name="ce23">
            <text:p>07/06/2019</text:p>
          </table:table-cell>
          <table:table-cell office:value-type="string" table:style-name="ce18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Burning animation added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0:20 h</text:p>
          </table:table-cell>
          <table:table-cell office:value-type="string" table:style-name="ce18">
            <text:p>0:30 h</text:p>
          </table:table-cell>
          <table:table-cell office:value-type="date" office:date-value="2019-06-06T00:00:00" table:style-name="ce23">
            <text:p>06/06/2019</text:p>
          </table:table-cell>
          <table:table-cell office:value-type="string" table:style-name="ce18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office:value-type="string" table:style-name="ce20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office:value-type="string" table:style-name="ce20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office:value-type="string" table:style-name="ce18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8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Grabbed</text:p>
          </table:table-cell>
          <table:table-cell office:value-type="string" table:style-name="ce18">
            <text:p>Jose</text:p>
          </table:table-cell>
          <table:table-cell office:value-type="string" table:style-name="ce18">
            <text:p>1 h</text:p>
          </table:table-cell>
          <table:table-cell office:value-type="string" table:style-name="ce18">
            <text:p>2h</text:p>
          </table:table-cell>
          <table:table-cell office:value-type="date" office:date-value="2019-05-28T00:00:00" table:style-name="ce19">
            <text:p>28/05/19</text:p>
          </table:table-cell>
          <table:table-cell office:value-type="string" table:style-name="ce20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Add special movements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3 h</text:p>
          </table:table-cell>
          <table:table-cell office:value-type="string" table:style-name="ce20">
            <text:p>4h</text:p>
          </table:table-cell>
          <table:table-cell office:value-type="date" office:date-value="2019-05-30T00:00:00" table:style-name="ce21">
            <text:p>30/05/19</text:p>
          </table:table-cell>
          <table:table-cell office:value-type="time" office:time-value="PT0H30M0S" table:style-name="ce22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Crouching defending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2h</text:p>
          </table:table-cell>
          <table:table-cell office:value-type="string" table:style-name="ce22">
            <text:p>1:30 h</text:p>
          </table:table-cell>
          <table:table-cell office:value-type="date" office:date-value="2019-04-28T00:00:00" table:style-name="ce21">
            <text:p>28/04/19</text:p>
          </table:table-cell>
          <table:table-cell office:value-type="string" table:style-name="ce20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Cuadrar los combos mejor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0:30 h</text:p>
          </table:table-cell>
          <table:table-cell office:value-type="string" table:style-name="ce20">
            <text:p>0:30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20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Yoga drill y yoga mummy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1:30 h</text:p>
          </table:table-cell>
          <table:table-cell office:value-type="string" table:style-name="ce20">
            <text:p>1 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20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make jumps better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1 h</text:p>
          </table:table-cell>
          <table:table-cell office:value-type="string" table:style-name="ce20">
            <text:p>1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20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0">
            <text:p>State cage dizzi</text:p>
          </table:table-cell>
          <table:table-cell office:value-type="string" table:style-name="ce20">
            <text:p>Jose</text:p>
          </table:table-cell>
          <table:table-cell office:value-type="string" table:style-name="ce20">
            <text:p>1 h</text:p>
          </table:table-cell>
          <table:table-cell office:value-type="string" table:style-name="ce20">
            <text:p>1 : 30h</text:p>
          </table:table-cell>
          <table:table-cell office:value-type="date" office:date-value="2019-05-31T00:00:00" table:style-name="ce21">
            <text:p>31/05/19</text:p>
          </table:table-cell>
          <table:table-cell office:value-type="string" table:style-name="ce18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8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table:style-name="ce18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8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8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1">
            <text:p>VS Screen and logic for End gam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4 h</text:p>
          </table:table-cell>
          <table:table-cell office:value-type="date" office:date-value="2019-05-29T00:00:00" table:style-name="ce14">
            <text:p>29/05/19</text:p>
          </table:table-cell>
          <table:table-cell office:value-type="string" table:style-name="ce18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1">
            <text:p>Intro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28T00:00:00" table:style-name="ce14">
            <text:p>28/05/19</text:p>
          </table:table-cell>
          <table:table-cell office:value-type="string" table:style-name="ce18">
            <text:p>- 8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1">
            <text:p>Esthetic of character selection and vs and end game scree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6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8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Logic to character selection screen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3 h</text:p>
          </table:table-cell>
          <table:table-cell office:value-type="string" table:style-name="ce18">
            <text:p>1:40h</text:p>
          </table:table-cell>
          <table:table-cell office:value-type="date" office:date-value="2019-06-01T00:00:00" table:style-name="ce19">
            <text:p>01/06/19</text:p>
          </table:table-cell>
          <table:table-cell table:style-name="ce18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New Spritesheet for UI and update the current elements of UI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3 h</text:p>
          </table:table-cell>
          <table:table-cell office:value-type="string" table:style-name="ce18">
            <text:p>4 h</text:p>
          </table:table-cell>
          <table:table-cell office:value-type="date" office:date-value="2019-06-01T00:00:00" table:style-name="ce19">
            <text:p>01/06/19</text:p>
          </table:table-cell>
          <table:table-cell office:value-type="string" table:style-name="ce18">
            <text:p>-0:1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Puntuation for both players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1h</text:p>
          </table:table-cell>
          <table:table-cell office:value-type="string" table:style-name="ce18">
            <text:p>1h</text:p>
          </table:table-cell>
          <table:table-cell office:value-type="date" office:date-value="2019-06-02T00:00:00" table:style-name="ce19">
            <text:p>02/06/19</text:p>
          </table:table-cell>
          <table:table-cell office:value-type="string" table:style-name="ce1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Post Fight UI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3 h</text:p>
          </table:table-cell>
          <table:table-cell office:value-type="string" table:style-name="ce18">
            <text:p>4 h</text:p>
          </table:table-cell>
          <table:table-cell office:value-type="date" office:date-value="2019-06-02T00:00:00" table:style-name="ce19">
            <text:p>02/06/19</text:p>
          </table:table-cell>
          <table:table-cell office:value-type="string" table:style-name="ce18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Create Web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0:30 h</text:p>
          </table:table-cell>
          <table:table-cell office:value-type="string" table:style-name="ce18">
            <text:p>1 h</text:p>
          </table:table-cell>
          <table:table-cell office:value-type="date" office:date-value="2019-06-03T00:00:00" table:style-name="ce19">
            <text:p>03/06/19</text:p>
          </table:table-cell>
          <table:table-cell office:value-type="string" table:style-name="ce18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read inputs from keyboard and gamepads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2 h</text:p>
          </table:table-cell>
          <table:table-cell office:value-type="string" table:style-name="ce18">
            <text:p>1 : 30h</text:p>
          </table:table-cell>
          <table:table-cell office:value-type="date" office:date-value="2019-06-03T00:00:00" table:style-name="ce19">
            <text:p>03/06/19</text:p>
          </table:table-cell>
          <table:table-cell office:value-type="string" table:style-name="ce18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Camera shaking and slowdown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3 h</text:p>
          </table:table-cell>
          <table:table-cell office:value-type="string" table:style-name="ce18">
            <text:p>3 h</text:p>
          </table:table-cell>
          <table:table-cell office:value-type="date" office:date-value="2019-06-04T00:00:00" table:style-name="ce19">
            <text:p>04/06/19</text:p>
          </table:table-cell>
          <table:table-cell office:value-type="string" table:style-name="ce1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Don't defend low attacks if dont defend in crouching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1 h</text:p>
          </table:table-cell>
          <table:table-cell office:value-type="string" table:style-name="ce18">
            <text:p>1 : 30h</text:p>
          </table:table-cell>
          <table:table-cell office:value-type="date" office:date-value="2019-06-06T00:00:00" table:style-name="ce19">
            <text:p>06/06/19</text:p>
          </table:table-cell>
          <table:table-cell office:value-type="string" table:style-name="ce18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Clean memory leaks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2 h</text:p>
          </table:table-cell>
          <table:table-cell office:value-type="string" table:style-name="ce18">
            <text:p>2 h</text:p>
          </table:table-cell>
          <table:table-cell office:value-type="date" office:date-value="2019-06-07T00:00:00" table:style-name="ce19">
            <text:p>07/06/19</text:p>
          </table:table-cell>
          <table:table-cell office:value-type="string" table:style-name="ce1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Created Build 0.9.1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0:30 h</text:p>
          </table:table-cell>
          <table:table-cell office:value-type="string" table:style-name="ce18">
            <text:p>0:20 h</text:p>
          </table:table-cell>
          <table:table-cell office:value-type="date" office:date-value="2019-06-07T00:00:00" table:style-name="ce19">
            <text:p>07/06/19</text:p>
          </table:table-cell>
          <table:table-cell office:value-type="string" table:style-name="ce18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Fix Dhalsim particles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2 h</text:p>
          </table:table-cell>
          <table:table-cell office:value-type="string" table:style-name="ce18">
            <text:p>2 h</text:p>
          </table:table-cell>
          <table:table-cell office:value-type="date" office:date-value="2019-06-07T00:00:00" table:style-name="ce19">
            <text:p>07/06/19</text:p>
          </table:table-cell>
          <table:table-cell office:value-type="string" table:style-name="ce1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Opening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4 h</text:p>
          </table:table-cell>
          <table:table-cell office:value-type="string" table:style-name="ce18">
            <text:p>5 h</text:p>
          </table:table-cell>
          <table:table-cell office:value-type="date" office:date-value="2019-06-08T00:00:00" table:style-name="ce19">
            <text:p>08/06/19</text:p>
          </table:table-cell>
          <table:table-cell office:value-type="string" table:style-name="ce18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8">
            <text:p>Add Draw in fights</text:p>
          </table:table-cell>
          <table:table-cell office:value-type="string" table:style-name="ce18">
            <text:p>Rafa</text:p>
          </table:table-cell>
          <table:table-cell office:value-type="string" table:style-name="ce18">
            <text:p>3 h</text:p>
          </table:table-cell>
          <table:table-cell office:value-type="string" table:style-name="ce18">
            <text:p>5 h</text:p>
          </table:table-cell>
          <table:table-cell office:value-type="date" office:date-value="2019-06-08T00:00:00" table:style-name="ce19">
            <text:p>08/06/19</text:p>
          </table:table-cell>
          <table:table-cell office:value-type="string" table:style-name="ce1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number-rows-repeated="47" table:style-name="ro1">
          <table:table-cell table:number-columns-repeated="6" table:style-name="ce18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8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8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1"/>
          </table:sort>
        </table:database-range>
        <table:database-range table:target-range-address="Hoja1.A91:Hoja1.E155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8T21:50:19Z</dc:date>
    <meta:editing-cycles>79</meta:editing-cycles>
    <meta:editing-duration>PT30182S</meta:editing-duration>
  </office:meta>
</office:document-meta>
</file>